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5-10-1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5-07-1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5-04-15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5-01-16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4-10-1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4-07-12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4-04-1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3-10-2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3-04-25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3-01-25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2-07-1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2-04-2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2-01-28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1-10-26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1-07-22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1-04-21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1-01-28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0-10-16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0-07-1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0-04-2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20-01-17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9-10-10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9-07-1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9-04-1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9-01-1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8-10-25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8-07-29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8-04-2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8-01-25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7-10-2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7-07-1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7-04-2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7-01-05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6-10-14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6-07-1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6-04-12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6-01-22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5-10-1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5-07-0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5-04-2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5-01-1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4-12-03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4-05-02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4-01-31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3-07-12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3-04-18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3-01-17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2-10-2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2-07-26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2-04-26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2-02-03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1-10-14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1-07-28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1-01-25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0-11-24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0-07-30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10-04-21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7-03-3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6-03-22 0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3-06-17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3-04-28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3-02-27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2-12-23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2-10-15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2-08-19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2-06-24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2-04-23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2-02-25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2-01-10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1-10-25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1-09-14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1-06-1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1-04-18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1-02-16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0-12-15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0-10-25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0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0-06-1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0-04-14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2000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1999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1999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1999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50629</text:p>
          </table:table-cell>
          <table:table-cell office:value-type="string" calcext:value-type="string">
            <text:p>09S/01W-15DCB</text:p>
          </table:table-cell>
          <table:table-cell office:value-type="string" calcext:value-type="string">
            <text:p>1999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6" meta:object-count="0"/>
    <meta:user-defined meta:name="AppVersion">3.0</meta:user-defined>
  </office:meta>
</office:document-meta>
</file>